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TRenderer.addChar( int x , int y , char ch , boolean is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XTRenderer.isLayInside( int x , int 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.begi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Renderer.restoreStateStackAfterBreakOut( List breakOu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Renderer.moveTo(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Renderer.stop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XTRenderer.cl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Renderer.end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Renderer.renderText( TextArea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XTRenderer.startRenderer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XTRenderer.sav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.putChar( int x , int y , char ch , boolean isch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XTRenderer.drawBackAndBorders( Area area , float startx , float start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XTRendere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.flushBuffer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XTRenderer.toMilli( floa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.fillRect( int startX , int startY , int width , int height , char charToFi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XTRenderer.clipRect(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Renderer.addBitOfBorder( int x , int y , int style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TRenderer.breakOutOfState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.fillRect(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XTRenderer.lineTo(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Renderer.TXT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Renderer.renderPage( PageViewport p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XTRenderer.drawBorderLine( float x1 , float y1 , float x2 , float y2 , boolean horz , boolean startOrBefore , int style , Color co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TXT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.startVParea( CTM ctm , Rectangle2D clipping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.updateColor( Color col , boolean fil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XTRenderer.clo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Renderer.addString( int row , int col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XTRenderer.restor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.drawImage( String url , Rectangle2D pos , Map foreig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Renderer.concatenateTransformationMatrix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.renderImage( Image image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XTRenderer.flushBorderToBuff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XTRenderer.endVP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